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none" draw:fill="solid" draw:fill-color="#000000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.115cm" svg:height="1.968cm" svg:x="1.145cm" svg:y="0.254cm" svg:viewBox="0 0 1116 1969" draw:points="0,693 527,0 1116,986 560,1969">
          <text:p/>
        </draw:polygon>
        <draw:polygon draw:style-name="gr1" draw:text-style-name="P1" draw:layer="layout" svg:width="1.41cm" svg:height="1.266cm" svg:x="0.254cm" svg:y="0.968cm" svg:viewBox="0 0 1411 1267" draw:points="0,1 858,0 1411,1267 423,99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PingFang SC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2.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5-20T00:00:41.251564031</meta:creation-date>
    <dc:date>2019-06-22T12:06:04</dc:date>
    <meta:editing-duration>PT53M35S</meta:editing-duration>
    <meta:editing-cycles>7</meta:editing-cycles>
    <meta:generator>OpenOffice/4.1.6$Unix OpenOffice.org_project/416m1$Build-9790</meta:generator>
    <dc:creator>T L</dc:creator>
    <meta:document-statistic meta:object-count="2"/>
  </office:meta>
</office:document-meta>
</file>